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0b7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ulsando os autos, verificou-se que as penas do apenado foram unificadas na decisão do evento 19 de forma equivocada, pois baseou-se na guia de recolhimento inserida no evento 1.2, referente a dois apenados distintos, em que somou-se a pena da sentença de fls. 110/112 (pág. virtual 59/63), do apenado Luiz Gomes Barreto da Silva, quando na verdade seria da sentença de fls. 102/103v (pág. virtual 21/24), no nome do apenado desta execução.</text:p>
      <text:p text:style-name="P1">Adiante, em razão da pena ter sido somada baseada na condenação de outro apenado , a decisão de unificação (evento 19) se tornou equivocada.</text:p>
      <text:p text:style-name="P1">Relatados.</text:p>
      <text:p text:style-name="P1">De logo, chamo o feito à boa ordem processual para tornar sem qualquer efeito jurídico-processual a decisão proferida no evento 19, comando decisório que unificou a pena em 17 (dezessete) anos, 10 (dez) meses e 10 (dez) dias de reclusão em execução nestes autos, a ser cumprida em regime fechado.</text:p>
      <text:p text:style-name="P1">Enfim, trata-se de pena aplicada a LEANDRO EVANGELISTA DA COSTA, de 8 (oito) anos de reclusão, em regime fechado, sendo recebida nova guia de recolhimento (evento 1.2, fls. 102/103v, pág. virtual 21/24), tratando de condenação a 07 (sete) anos, 09 (nove) meses e 10 (dez) dias de reclusão em regime fechado, na ação penal de nº 0114918-55.2018.8.20.0001 - 14ª Vara Criminal de Natal.</text:p>
      <text:p text:style-name="P1">Trata-se, na espécie, de concurso material de delitos, não se podendo ter os crimes como continuação entre si, impondo-se a soma das penas.</text:p>
      <text:p text:style-name="P1">Por oportuno, anoto que a data-base para futuros benefícios deve ser a da última prisão ou falta grave.</text:p>
      <text:p text:style-name="P1">Isto posto, torno sem qualquer jurídico-processual a decisão proferida <text:span text:style-name="T1">do evento 19, anulando-a, e unifico em 15 (quinze) anos, 9 (nove) meses</text:span> e 10 (dez) dias de reclusão a pena privativa de liberdade em execução nestes autos, a ser cumprida em <text:span text:style-name="T1">regime fechado </text:span>face ao saldo de pena e determinado em sentenças condenatórias.</text:p>
      <text:p text:style-name="P1">P.R.I. Comunique-se ao estabelecimento prisional e expeça-se a competente Guia de Execução Penal unificad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26:01.539000000</meta:creation-date>
    <dc:date>2019-05-31T11:26:17.402000000</dc:date>
    <meta:editing-duration>PT16S</meta:editing-duration>
    <meta:editing-cycles>1</meta:editing-cycles>
    <meta:document-statistic meta:table-count="0" meta:image-count="0" meta:object-count="0" meta:page-count="1" meta:paragraph-count="9" meta:word-count="318" meta:character-count="1946" meta:non-whitespace-character-count="1637"/>
    <meta:generator>LibreOffice/6.0.3.2$Windows_X86_64 LibreOffice_project/8f48d515416608e3a835360314dac7e47fd0b821</meta:generator>
  </office:meta>
</office:document-meta>
</file>